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0274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2059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788.5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859.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473.5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619.00000000000000000)" table:style-name="transparent_fiat"/>
          <table:table-cell table:formula="=HYPERLINK(&quot;#B4 Tax.a40:z40&quot;; 2014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1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6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E-13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E-14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82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816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972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803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60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796.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20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3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273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60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796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20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3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273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9.89204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